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75b78" officeooo:paragraph-rsid="000c24fc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2db44" officeooo:paragraph-rsid="000c24fc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3fcf0" officeooo:paragraph-rsid="000c24fc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597a5" officeooo:paragraph-rsid="000c24fc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6e993" officeooo:paragraph-rsid="000c24fc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3fcf0" officeooo:paragraph-rsid="000c24fc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597a5" officeooo:paragraph-rsid="000c24fc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ff779" officeooo:paragraph-rsid="000c24fc" style:font-size-asian="12pt" style:font-weight-asian="normal" style:font-size-complex="12pt" style:font-weight-complex="normal"/>
    </style:style>
    <style:style style:name="T1" style:family="text">
      <style:text-properties officeooo:rsid="010597a5"/>
    </style:style>
    <style:style style:name="T2" style:family="text">
      <style:text-properties officeooo:rsid="036b15d8"/>
    </style:style>
    <style:style style:name="T3" style:family="text">
      <style:text-properties officeooo:rsid="0103fcf0"/>
    </style:style>
    <style:style style:name="T4" style:family="text">
      <style:text-properties officeooo:rsid="0151a6fe"/>
    </style:style>
    <style:style style:name="T5" style:family="text">
      <style:text-properties officeooo:rsid="01f81078"/>
    </style:style>
    <style:style style:name="T6" style:family="text">
      <style:text-properties officeooo:rsid="0106e993"/>
    </style:style>
    <style:style style:name="T7" style:family="text">
      <style:text-properties officeooo:rsid="01075b78"/>
    </style:style>
    <style:style style:name="T8" style:family="text">
      <style:text-properties officeooo:rsid="01085e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/>
      <text:p text:style-name="P2">Второй случай имел место в здании железнодорожного вокзала, где я обратился к милиционеру с вопросом о количестве населения в городе Одесса. </text:p>
      <text:p text:style-name="P2">Он меня послал за ответом в отделение милиции на первом этаже.</text:p>
      <text:p text:style-name="P2">Дежурный лейтенант, услыхав тот же вопрос, сказал мне малость подождать.</text:p>
      <text:p text:style-name="P2">Послушно облокотившись на разделяющую нас стойку, я наблюдал как красные червячки его губ похотливо охватывают, стискивают и перебирают цилиндрик незажжённой сига<text:span text:style-name="T1">р</text:span>еты, пока у меня за спиной раздавались вскрики, удары и вопли.</text:p>
      <text:p text:style-name="P2">Мельком обернувшись, я отметил распахнутую дверь в камеру напротив, где женщина в косынке и чёрном халате уборщицы вырубала ханыгу в одних только красных трусах, кажется шваброй.</text:p>
      <text:p text:style-name="P2">Больше я туда не смотрел до самого конца экзекуции, тем более что на мне под брюками были точно такие же трусы.</text:p>
      <text:p text:style-name="P2">Получив полагающееся ему по службе наслаждение, лейтенант всё-таки закурил и сказал, что миллиона пока нет; может тысяч <text:span text:style-name="T2">так</text:span> шестьсот.</text:p>
      <text:p text:style-name="P2"/>
      <text:p text:style-name="P2">Вот почему после очередного обхода я выбрал для ночёвки круглый сквер перед вокзалом. Он оказался совершенно безлюдным, поскольку вход в него проложен через неосвещённый подземный переход.</text:p>
      <text:p text:style-name="P2">Выбрав скамейку подальше от фонарного столба, я лёг; а когда вспомнил, что <text:span text:style-name="T3">Эдгара По зарезали в Центральном парке города Нью-Йорк ради $40 — только что полученного им гонорара, то полувытащил из нагрудного кармана рубахи аванс, полученный на площади Полярников — типа, кокетливый платочек из трёхрублёвок для самовоспитания храбрости.</text:span></text:p>
      <text:p text:style-name="P3">Машины вокруг сквера почти перестали ездить, но лежать было жёстко. </text:p>
      <text:p text:style-name="P3">Однако, я принципиально не разжмуривал глаз, потому что ночь — <text:span text:style-name="T2">она </text:span><text:s/>для сна.</text:p>
      <text:p text:style-name="P3">И я не спал, когда услышал осторожные шаги вдоль закруглённой аллейки. </text:p>
      <text:p text:style-name="P3">Он подошёл и на протяжении минуты смотрел на меня — усатого, в синей рубахе с коротким рукавом, из кармана которой торчали деньги, прежде чем так же тихо удалиться. </text:p>
      <text:p text:style-name="P3">Я и<text:span text:style-name="T4">з</text:span> принципа не посмотрел кто.</text:p>
      <text:p text:style-name="P3">Утром я очнулся на скамейке достаточно озябший и задубевший, но, в отличие от Эдгара По, живой. Я засунул деньги поглубже и встал.</text:p>
      <text:p text:style-name="P3">Взмахивая крыльями, в рассветном небе с карканьем пролетела группа в<text:span text:style-name="T5">ó</text:span>ронов. По виду те же самые, что планировали над Нежином в северо-восточном направлении. </text:p>
      <text:p text:style-name="P3">Долго же добирались.</text:p>
      <text:p text:style-name="P3">От крыла одного из них отделилось перо и, зигзагообразно кувыркаясь, начало падать в сквер.</text:p>
      <text:p text:style-name="P3">Запрокинув голову, я следил за траекторией пера и шёл на сближение, невзирая на вскопанные грядки с чахлыми цветами.</text:p>
      <text:p text:style-name="P3">Подставив ладонь под перо, я поймал его, вернулся обратно на тротуар аллеи и нежно опустил в урну со словами:</text:p>
      <text:p text:style-name="P3">- Не при мне пожалуйста.</text:p>
      <text:p text:style-name="P3"><text:soft-page-break/></text:p>
      <text:p text:style-name="P6"><text:span text:style-name="T4">(...м</text:span>алоизвестный немецкий поэт первой половины ХХ-го века однажды посетовал, что поэт он <text:span text:style-name="T1">никудышный</text:span>, иначе не допустил бы мировой бойни.</text:p>
      <text:p text:style-name="P7">Мало кто из маститых подымаются до подобного понимания ответственности поэта за судьбы мира. Они инертно цепляются за общепринятые обряды и ритуалы своего времени, а ведь если вдуматься...<text:span text:style-name="T4">)</text:span></text:p>
      <text:p text:style-name="P7"/>
      <text:p text:style-name="P4">Впрочем, только лишь думать — мало, надо ещё и придумывать; как сказал где-то Валентин Батрак, он же Лялька.</text:p>
      <text:p text:style-name="P4"/>
      <text:p text:style-name="P4">Когда вышел оговóренный срок и пришло время ехать <text:span text:style-name="T2">з</text:span>а тобой и Ирой, то привозить вас было, фактически, некуда. </text:p>
      <text:p text:style-name="P4">Однако, мною дано было слово приехать через месяц и выбора не оставалось; а заодно <text:span text:style-name="T2">и</text:span> объясню причины отсрочки переезда.</text:p>
      <text:p text:style-name="P4">Денег не было не только у меня, но и у всех, кого я спрашивал, и тогда явилась идея сдать обручальное кольцо в ломбард.</text:p>
      <text:p text:style-name="P4">Пока я его нашёл, он уже успел открыться и очередь начиналась от входной двери.</text:p>
      <text:p text:style-name="P4">Ломбард — это длинная комната с барьерами-стойками вдоль трёх стен, а над ними окошечки в листовом стекле, <text:span text:style-name="T6">а одно даже с решёткой. К нему-то, самому дальнему, и толпилась очередь.</text:span></text:p>
      <text:p text:style-name="P5">Когда ломбард закрывался на обед и всех попросили выйти на улицу, я был в очереди четвёртым. </text:p>
      <text:p text:style-name="P5">В нагрудном кармане рубашки у меня лежало кольцо, которое накануне вечером я насилу снял с пальца даже при помощи мыла и рукомойника на дереве рядом с общежитием. </text:p>
      <text:p text:style-name="P5">Во время этих мучений я вспоминал кинобудку Парка КПВРЗ и сочувствовал Ольге.</text:p>
      <text:p text:style-name="P5">Простояв ещё час после обеда, я с волнением отдал кольцо в окошко с решёткой, потому что та, которая п<text:span text:style-name="T5">е</text:span>редо мной стояла, ушла ни с чем — её серёжки оказались не из золота.</text:p>
      <text:p text:style-name="P5">С моим такого не случилось и я получил 30 руб. и квитанцию ломбарда.</text:p>
      <text:p text:style-name="P5">На следующее утро я приехал на Новый базар и купил синюю пластмассовую сетку, а в неё четыре килограмма абрикосов, немного твердоватых, правда. </text:p>
      <text:p text:style-name="P5">Потом я зашёл в цветочный ряд и сказал, что мне нужны три красные розы.</text:p>
      <text:p text:style-name="P5">Для цветочницы это прозвучало как условный пароль и она, из укромного места, достала небольшие тёмно-красные розы, ровно три, на длинных стеблях.</text:p>
      <text:p text:style-name="P5">- Эти?</text:p>
      <text:p text:style-name="P5">- Да.</text:p>
      <text:p text:style-name="P5"/>
      <text:p text:style-name="P5">Оттуда я поехал в аэропорт, не намного лучше ставропольского, и до обеда простоял в очереди, а когда касса закрылась, так и остался стоять, словно статуя с тремя красными розами в руке, только абрикосы поставил на пол под окошечком. </text:p>
      <text:p text:style-name="P5">За час перерыва четыре кило и руку оборвут.</text:p>
      <text:p text:style-name="P5">После приобретения билета до вылета оставалось пять часов, а я уже устал жить с занятыми руками. <text:span text:style-name="T7">Я отнёс цветы и фрукты к автоматическим камерам хранения, но положить их внутрь <text:s/>не смог — жалко стало, они там задохнуться без воздуха и света.</text:span></text:p>
      <text:p text:style-name="P1">Осматривая небольшой коридор, я обнаружил комнату уборщиц и попросил <text:span text:style-name="T2">разрешения </text:span><text:s/><text:soft-page-break/>оставить розы с абрикосами у них. </text:p>
      <text:p text:style-name="P1">Они их приняли, а я вышел в город, но далеко не отходил.</text:p>
      <text:p text:style-name="P1">В шесть часов я пришёл за розами. Уборщицы дружно мыли коридор и одна из них сказала, что надо подождать — так будет лучше. Я настоял на незамедлительном получении, потому что у меня вылет через полчаса.</text:p>
      <text:p text:style-name="P1">Уборщица усмехнулась, но не стала спорить <text:span text:style-name="T8">и отдала мне розы торчавшие из жестяного ведра с водой</text:span>, только предупредила, что они попробовали абрикосы.</text:p>
      <text:p text:style-name="P1">С билетом я прошёл в длинную открытую беседку и вместе с другими пассажирами ждал до полуночи, потому что репродуктор каждые полчаса объявлял, что вылет на Киев откладывается. </text:p>
      <text:p text:style-name="P1">Попутчики тоже попробовали абрикосы и им понравились.</text:p>
      <text:p text:style-name="P1">В начале первого <text:span text:style-name="T8">под холодным бризом с моря и резким светом дуговых ламп со взлётной полосы,</text:span> две стюардессы пересчитали нас на трапе, чтобы получилось не больше 27 человек, потому что нас подсаживали в другой самолёт.</text:p>
      <text:p text:style-name="P1">Вот что значит спорить с уборщиц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50:44.889018760</meta:creation-date>
    <dc:date>2017-03-02T19:50:50.08161980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0" meta:word-count="950" meta:character-count="6005" meta:non-whitespace-character-count="5081"/>
    <meta:generator>LibreOffice/4.3.3.2$Linux_x86 LibreOffice_project/430m0$Build-2</meta:generator>
  </office:meta>
</office:document-meta>
</file>